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F" svg:font-family="" style:font-family-generic="roman"/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4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b5e9b" style:text-align-source="fix" style:repeat-content="false" fo:border="0.99pt solid #000000" style:vertical-align="middle"/>
      <style:paragraph-properties fo:text-align="center" fo:margin-left="0in"/>
      <style:text-properties fo:color="#ffffff" style:font-name="Roboto" fo:font-size="12pt" style:font-size-asian="12pt" style:font-size-complex="12pt"/>
    </style:style>
    <style:style style:name="ce2" style:family="table-cell" style:parent-style-name="Default">
      <style:table-cell-properties fo:background-color="#b7b3ca" style:text-align-source="fix" style:repeat-content="false" fo:border="0.99pt solid #000000" style:vertical-align="middle"/>
      <style:paragraph-properties fo:text-align="center" fo:margin-left="0in"/>
      <style:text-properties fo:color="#ffffff" style:text-outline="false" style:text-line-through-style="none" style:text-line-through-type="none" style:font-name="Robo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b7b3ca" style:text-align-source="value-type" style:repeat-content="false" fo:border="0.99pt solid #000000" style:vertical-align="middle"/>
      <style:paragraph-properties fo:margin-left="0in"/>
      <style:text-properties fo:color="#ffffff" style:font-name="Roboto" fo:font-size="12pt" style:font-size-asian="12pt" style:font-size-complex="12pt"/>
    </style:style>
    <style:style style:name="ce4" style:family="table-cell" style:parent-style-name="Default">
      <style:table-cell-properties fo:background-color="#b7b3ca" style:text-align-source="fix" style:repeat-content="false" fo:border="0.99pt solid #000000" style:vertical-align="middle"/>
      <style:paragraph-properties fo:text-align="center" fo:margin-left="0in"/>
      <style:text-properties fo:color="#ffffff" style:font-name="Roboto" fo:font-size="12pt" style:font-size-asian="12pt" style:font-size-complex="12pt"/>
    </style:style>
    <style:style style:name="ce5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in"/>
      <style:text-properties fo:color="#d4ea6b" style:font-name="Roboto" fo:font-size="12pt" style:font-size-asian="12pt" style:font-size-complex="12pt"/>
    </style:style>
    <style:style style:name="T1" style:family="text">
      <style:text-properties fo:font-size="12pt" style:letter-kerning="true" fo:language="pt" fo:country="BR" style:language-asian="hi" style:country-asian="IN" style:font-name-asian="Lohit Devanagari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4"/>
        <table:table-row table:style-name="ro1">
          <table:table-cell/>
          <table:table-cell table:style-name="ce1" office:value-type="string" calcext:value-type="string">
            <text:p>Topics</text:p>
          </table:table-cell>
          <table:table-cell table:style-name="ce1" office:value-type="string" calcext:value-type="string">
            <text:p>Checked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<text:a xlink:href="https://www.w3schools.com/js/js_intro.asp&quot; \t &quot;_top" xlink:type="simple">JS Introduction</text:a></text:span><text:span text:style-name="T1"> </text:span>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<text:a xlink:href="https://www.w3schools.com/js/js_whereto.asp&quot; \t &quot;_top" xlink:type="simple">JS Where To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output.asp&quot; \t &quot;_top" xlink:type="simple">JS Output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statements.asp&quot; \t &quot;_top" xlink:type="simple">JS Statements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syntax.asp&quot; \t &quot;_top" xlink:type="simple">JS Syntax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comments.asp&quot; \t &quot;_top" xlink:type="simple">JS Comments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variables.asp&quot; \t &quot;_top" xlink:type="simple">JS Variables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let.asp&quot; \t &quot;_top" xlink:type="simple">JS Let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const.asp&quot; \t &quot;_top" xlink:type="simple">JS Const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operators.asp&quot; \t &quot;_top" xlink:type="simple">JS Operators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arithmetic.asp&quot; \t &quot;_top" xlink:type="simple">JS Arithmetic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assignment.asp&quot; \t &quot;_top" xlink:type="simple">JS Assignment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datatypes.asp&quot; \t &quot;_top" xlink:type="simple">JS Data Types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functions.asp&quot; \t &quot;_top" xlink:type="simple">JS Functions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objects.asp&quot; \t &quot;_top" xlink:type="simple">JS Objects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events.asp&quot; \t &quot;_top" xlink:type="simple">JS Events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strings.asp&quot; \t &quot;_top" xlink:type="simple">JS Strings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string_methods.asp&quot; \t &quot;_top" xlink:type="simple">JS String Methods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string_search.asp&quot; \t &quot;_top" xlink:type="simple">JS String Search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string_templates.asp&quot; \t &quot;_top" xlink:type="simple">JS String Templates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numbers.asp&quot; \t &quot;_top" xlink:type="simple">JS Numbers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number_methods.asp&quot; \t &quot;_top" xlink:type="simple">JS Number Methods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arrays.asp&quot; \t &quot;_top" xlink:type="simple">JS Arrays</text:a></text:p>
          </table:table-cell>
          <table:table-cell table:style-name="ce5" office:value-type="string" calcext:value-type="string">
            <text:p>✓</text:p>
          </table:table-cell>
        </table:table-row>
        <table:table-row table:style-name="ro2">
          <table:table-cell/>
          <table:table-cell office:value-type="string" calcext:value-type="string">
            <text:p><text:a xlink:href="https://www.w3schools.com/js/js_array_methods.asp&quot; \t &quot;_top" xlink:type="simple">JS Array Methods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array_sort.asp&quot; \t &quot;_top" xlink:type="simple">JS Array Sort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array_iteration.asp&quot; \t &quot;_top" xlink:type="simple">JS Array Iteration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array_const.asp&quot; \t &quot;_top" xlink:type="simple">JS Array Const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dates.asp&quot; \t &quot;_top" xlink:type="simple">JS Dates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date_formats.asp&quot; \t &quot;_top" xlink:type="simple">JS Date Formats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date_methods.asp&quot; \t &quot;_top" xlink:type="simple">JS Date Get Methods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date_methods_set.asp&quot; \t &quot;_top" xlink:type="simple">JS Date Set Methods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math.asp&quot; \t &quot;_top" xlink:type="simple">JS Math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random.asp&quot; \t &quot;_top" xlink:type="simple">JS Random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booleans.asp&quot; \t &quot;_top" xlink:type="simple">JS Booleans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comparisons.asp&quot; \t &quot;_top" xlink:type="simple">JS Comparisons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if_else.asp&quot; \t &quot;_top" xlink:type="simple">JS Conditions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switch.asp&quot; \t &quot;_top" xlink:type="simple">JS Switch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loop_for.asp&quot; \t &quot;_top" xlink:type="simple">JS Loop For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loop_forin.asp&quot; \t &quot;_top" xlink:type="simple">JS Loop For In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loop_forof.asp&quot; \t &quot;_top" xlink:type="simple">JS Loop For Of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loop_while.asp&quot; \t &quot;_top" xlink:type="simple">JS Loop While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break.asp&quot; \t &quot;_top" xlink:type="simple">JS Break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iterables.asp&quot; \t &quot;_top" xlink:type="simple">JS Iterables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sets.asp&quot; \t &quot;_top" xlink:type="simple">JS Sets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maps.asp&quot; \t &quot;_top" xlink:type="simple">JS Maps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typeof.asp&quot; \t &quot;_top" xlink:type="simple">JS Typeof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type_conversion.asp&quot; \t &quot;_top" xlink:type="simple">JS Type Conversion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bitwise.asp&quot; \t &quot;_top" xlink:type="simple">JS Bitwise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 <text:a xlink:href="https://www.w3schools.com/js/js_regexp.asp&quot; \t &quot;_top" xlink:type="simple">JS RegExp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errors.asp&quot; \t &quot;_top" xlink:type="simple">JS Errors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 <text:a xlink:href="https://www.w3schools.com/js/js_scope.asp&quot; \t &quot;_top" xlink:type="simple">JS Scope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hoisting.asp&quot; \t &quot;_top" xlink:type="simple">JS Hoisting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strict.asp&quot; \t &quot;_top" xlink:type="simple">JS Strict Mode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this.asp&quot; \t &quot;_top" xlink:type="simple">JS this Keyword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arrow_function.asp&quot; \t &quot;_top" xlink:type="simple">JS Arrow Function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classes.asp&quot; \t &quot;_top" xlink:type="simple">JS Classes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modules.asp&quot; \t &quot;_top" xlink:type="simple">JS Modules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json.asp&quot; \t &quot;_top" xlink:type="simple">JS JSON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debugging.asp&quot; \t &quot;_top" xlink:type="simple">JS Debugging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conventions.asp&quot; \t &quot;_top" xlink:type="simple">JS Style Guide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best_practices.asp&quot; \t &quot;_top" xlink:type="simple">JS Best Practices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mistakes.asp&quot; \t &quot;_top" xlink:type="simple">JS Mistakes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performance.asp&quot; \t &quot;_top" xlink:type="simple">JS Performance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reserved.asp&quot; \t &quot;_top" xlink:type="simple">JS Reserved Word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a xlink:href="https://www.w3schools.com/js/js_versions.asp&quot; \t &quot;_top" xlink:type="simple">JS Versions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es5.asp&quot; \t &quot;_top" xlink:type="simple">JS 2009 (ES5)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es6.asp&quot; \t &quot;_top" xlink:type="simple">JS 2015 (ES6)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2016.asp&quot; \t &quot;_top" xlink:type="simple">JS 2016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2017.asp&quot; \t &quot;_top" xlink:type="simple">JS 2017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2018.asp&quot; \t &quot;_top" xlink:type="simple">JS 2018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ie_edge.asp&quot; \t &quot;_top" xlink:type="simple">JS IE / Edge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history.asp&quot; \t &quot;_top" xlink:type="simple">JS 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a xlink:href="https://www.w3schools.com/js/js_object_definition.asp&quot; \t &quot;_top" xlink:type="simple">Object Definitions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object_properties.asp&quot; \t &quot;_top" xlink:type="simple">Object Properties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object_methods.asp&quot; \t &quot;_top" xlink:type="simple">Object Methods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object_display.asp&quot; \t &quot;_top" xlink:type="simple">Object Display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object_accessors.asp&quot; \t &quot;_top" xlink:type="simple">Object Accessors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object_constructors.asp&quot; \t &quot;_top" xlink:type="simple">Object Constructors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object_prototypes.asp&quot; \t &quot;_top" xlink:type="simple">Object Prototypes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object_iterables.asp&quot; \t &quot;_top" xlink:type="simple">Object Iterables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object_sets.asp&quot; \t &quot;_top" xlink:type="simple">Object Sets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object_maps.asp&quot; \t &quot;_top" xlink:type="simple">Object Maps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object_es5.asp&quot; \t &quot;_top" xlink:type="simple">Object Referenc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a xlink:href="https://www.w3schools.com/js/js_function_definition.asp&quot; \t &quot;_top" xlink:type="simple">Function 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function_definition.asp&quot; \t &quot;_top" xlink:type="simple">Definitions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function_parameters.asp&quot; \t &quot;_top" xlink:type="simple">Function Parameters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function_invocation.asp&quot; \t &quot;_top" xlink:type="simple">Function Invocation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function_call.asp&quot; \t &quot;_top" xlink:type="simple">Function Call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function_apply.asp&quot; \t &quot;_top" xlink:type="simple">Function Apply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function_bind.asp&quot; \t &quot;_top" xlink:type="simple">Function Bind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function_closures.asp&quot; \t &quot;_top" xlink:type="simple">Function Closu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a xlink:href="https://www.w3schools.com/js/js_class_intro.asp&quot; \t &quot;_top" xlink:type="simple">Class Intro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class_inheritance.asp&quot; \t &quot;_top" xlink:type="simple">Class Inheritance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class_static.asp&quot; \t &quot;_top" xlink:type="simple">Class Static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F" svg:font-family="" style:font-family-generic="roman"/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17T00:12:50.651050868</meta:creation-date>
    <dc:date>2022-03-17T00:33:26.737864358</dc:date>
    <meta:editing-duration>PT7M35S</meta:editing-duration>
    <meta:editing-cycles>1</meta:editing-cycles>
    <meta:document-statistic meta:table-count="1" meta:cell-count="97" meta:object-count="0"/>
    <meta:generator>LibreOffice/7.0.1.2$MacOSX_X86_64 LibreOffice_project/7cbcfc562f6eb6708b5ff7d7397325de9e764452</meta:generator>
  </office:meta>
</office:document-meta>
</file>